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C000000204E92F0F221F614CC.gif" manifest:media-type="image/gif"/>
  <manifest:file-entry manifest:full-path="Pictures/10000000000001C1000001C55E9B50592A5F013C.jpg" manifest:media-type="image/jpeg"/>
  <manifest:file-entry manifest:full-path="Media/Schoenberg.mp3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>
        <presentation:sound xlink:href="../../../../Schoenberg_-_Klavierstucke,_Op._11,_No._1_atonal.mid" xlink:type="simple" xlink:show="new" xlink:actuate="onRequest"/>
      </style:drawing-page-properties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 style:list-style-name="L3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Century Gothic" fo:font-weight="bold" fo:background-color="#000000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color="#663399" loext:opacity="100%" style:font-name="Century Gothic" fo:font-size="32pt" fo:font-weight="bold" fo:background-color="#ffff00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Century Gothic" fo:font-weight="bold" fo:background-color="#ffe4e1" style:font-weight-asian="bold" style:font-weight-complex="bold"/>
    </style:style>
    <style:style style:name="P5" style:family="paragraph">
      <style:paragraph-properties style:writing-mode="lr-tb"/>
      <style:text-properties style:font-name="Century Gothic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color="#000000" loext:opacity="100%" style:font-name="Century Gothic" fo:font-weight="bold" fo:background-color="#ffe4e1" style:font-weight-asian="bold" style:font-weight-complex="bold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style:writing-mode="lr-tb"/>
      <style:text-properties style:font-name="Century Gothic" fo:font-size="18pt" style:font-size-asian="18pt" style:font-size-complex="18pt" fo:hyphenate="false" loext:hyphenation-no-caps="false"/>
    </style:style>
    <style:style style:name="T1" style:family="text">
      <style:text-properties fo:color="#ffffff" loext:opacity="100%" style:font-name="Century Gothic" fo:font-weight="bold" fo:background-color="#000000" style:font-weight-asian="bold" style:font-weight-complex="bold"/>
    </style:style>
    <style:style style:name="T2" style:family="text">
      <style:text-properties fo:color="#ffffff" loext:opacity="100%" style:font-name="Century Gothic" fo:font-size="32pt" fo:font-weight="bold" fo:background-color="#000000"/>
    </style:style>
    <style:style style:name="T3" style:family="text">
      <style:text-properties fo:color="#663399" loext:opacity="100%" style:font-name="Century Gothic" fo:font-size="32pt" fo:font-weight="bold" fo:background-color="#000000"/>
    </style:style>
    <style:style style:name="T4" style:family="text">
      <style:text-properties fo:color="#663399" loext:opacity="100%" style:font-name="Century Gothic" fo:font-size="32pt" fo:font-weight="bold" fo:background-color="#ffff00"/>
    </style:style>
    <style:style style:name="T5" style:family="text">
      <style:text-properties style:font-name="Century Gothic" fo:font-weight="bold" fo:background-color="#ffe4e1" style:font-weight-asian="bold" style:font-weight-complex="bold"/>
    </style:style>
    <style:style style:name="T6" style:family="text">
      <style:text-properties style:font-name="Century Gothic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entury Gothic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loext:opacity="100%" style:font-name="Century Gothic" fo:font-weight="bold" fo:background-color="#ffe4e1" style:font-weight-asian="bold" style:font-weight-complex="bold"/>
    </style:style>
    <style:style style:name="T9" style:family="text">
      <style:text-properties style:font-name="Century Gothic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Century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4E92F0F221F614CC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účasná klasická hudba 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Adam</text:span><text:span text:style-name="T3"> </text:span><text:span text:style-name="T2">Jenča</text:span></text:p>
            <text:p><text:span text:style-name="T2">Príma A</text:span></text:p>
            <text:p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5"><text:tab/></text:span><text:span text:style-name="T5">Definície</text:span></text:p>
          </draw:text-box>
        </draw:frame>
        <draw:frame presentation:style-name="pr5" draw:text-style-name="P5" draw:layer="layout" svg:width="25.199cm" svg:height="9.134cm" svg:x="1.471cm" svg:y="3.566cm" presentation:class="outline" presentation:user-transformed="true">
          <draw:text-box>
            <text:list text:style-name="L2">
              <text:list-header>
                <text:p><text:span text:style-name="T6">Klasická hudba <text:s/></text:span><text:span text:style-name="T7">je hudba západného sveta, ktorá nie je ľudová anu populárna hudba.</text:span></text:p>
                <text:p><text:span text:style-name="T6">Súčasná klasická hudba </text:span><text:span text:style-name="T7">je odvetvie klasickej hudby ktorá bola zložená v súčasnosti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8">OBSAH</text:span></text:p>
          </draw:text-box>
        </draw:frame>
        <draw:frame presentation:style-name="pr5" draw:text-style-name="P8" draw:layer="layout" svg:width="25.199cm" svg:height="9.134cm" svg:x="1.27cm" svg:y="3.566cm" presentation:class="outline" presentation:user-transformed="true">
          <draw:text-box>
            <text:list text:style-name="L2">
              <text:list-header>
                <text:p><text:span text:style-name="T9">I. </text:span><text:span text:style-name="T9"><text:a xlink:href="#Slide 5" xlink:type="simple">Vznik</text:a>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1" draw:id="i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8">Atonalita</text:span></text:p>
          </draw:text-box>
        </draw:frame>
        <draw:frame presentation:style-name="pr7" draw:text-style-name="P10" draw:layer="layout" svg:width="25.199cm" svg:height="9.134cm" svg:x="1.471cm" svg:y="3.81cm" presentation:class="outline" presentation:user-transformed="true">
          <draw:text-box>
            <text:list text:style-name="L3">
              <text:list-item>
                <text:p text:style-name="P9"><text:span text:style-name="T10">Jeden zo spôsobov, akými na seba môžu <text:s/>tóny nadväzovať</text:span></text:p>
              </text:list-item>
              <text:list-item>
                <text:p text:style-name="P9"><text:span text:style-name="T10">Nemá žiadne zjavné pravidlá, ale nie je náhodná </text:span><text:span text:style-name="T10"><text:a xlink:href="https://www.gtsforum.xyz/sucasna-vazna-hudba/Schoenberg.mp3" xlink:type="simple">Arnold Schönberg: Klavierstücke op.11 (začiatok)</text:a></text:span></text:p>
              </text:list-item>
            </text:list>
          </draw:text-box>
        </draw:frame>
        <draw:frame draw:style-name="standard" xml:id="id2" draw:id="id2" draw:layer="layout" svg:width="0.31cm" svg:height="0.31cm" svg:x="18.105cm" svg:y="16.51cm">
          <draw:plugin xlink:href="Media/Schoenberg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1.begin">
            <anim:audio xlink:href="../../../../Schoenberg_-_Klavierstucke,_Op._11,_No._1_atonal.mid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media-call" presentation:preset-id="ooo-media-start">
                  <anim:command smil:begin="0s" smil:dur="0.001s" smil:fill="hold" smil:targetElement="id2" anim:command="play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8">I.Vznik</text:span></text:p>
          </draw:text-box>
        </draw:frame>
        <draw:frame presentation:style-name="pr5" draw:text-style-name="P5" draw:layer="layout" svg:width="25.199cm" svg:height="9.134cm" svg:x="0.836cm" svg:y="3.566cm" presentation:class="outline" presentation:user-transformed="true">
          <draw:text-box>
            <text:list text:style-name="L2">
              <text:list-header>
                <text:p><text:span text:style-name="T10">Súčasná klasická hudba vznikla po I. Svetovej vojne. Skladatelia začali využívať </text:span><text:span text:style-name="T10"><text:a xlink:href="#Slide 4" xlink:type="simple">atonalitu</text:a></text:span><text:span text:style-name="T10"><text:s/>ako spätnú väzbu k hrôzam, ktoré počas vojny zažili.</text:span></text:p>
              </text:list-header>
            </text:list>
            <text:list text:style-name="L3">
              <text:list-item>
                <text:p text:style-name="P9"><text:span text:style-name="T10">Po 2.svetovej vojne: väčšia kontrola nad skladbami: vedie ku serializmu</text:span></text:p>
                <text:p text:style-name="P9"><text:span text:style-name="T10">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C1000001C55E9B50592A5F013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4T19:29:07.770470044</meta:creation-date>
    <dc:date>2021-09-14T21:12:44.519770520</dc:date>
    <meta:editing-duration>PT5M18S</meta:editing-duration>
    <meta:editing-cycles>3</meta:editing-cycles>
    <meta:generator>LibreOffice/7.2.0.4$Linux_X86_64 LibreOffice_project/20$Build-4</meta:generator>
    <meta:document-statistic meta:object-count="42"/>
  </office:meta>
</office:document-meta>
</file>